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sDtdResolver.resolveEntity( @ Nullable String publicId , @ Nullable String systemI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BeansDtdResolv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